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d0f8" officeooo:paragraph-rsid="000bd0f8"/>
    </style:style>
    <style:style style:name="P2" style:family="paragraph" style:parent-style-name="Standard">
      <style:text-properties style:font-name="Verdana" officeooo:rsid="000bd0f8" officeooo:paragraph-rsid="000bd0f8"/>
    </style:style>
    <style:style style:name="P3" style:family="paragraph" style:parent-style-name="Standard">
      <style:text-properties style:font-name="Verdana" fo:font-weight="bold" officeooo:rsid="000bd0f8" officeooo:paragraph-rsid="000bd0f8" style:font-weight-asian="bold" style:font-weight-complex="bold"/>
    </style:style>
    <style:style style:name="P4" style:family="paragraph" style:parent-style-name="Standard">
      <style:text-properties fo:font-weight="bold" officeooo:rsid="000db869" officeooo:paragraph-rsid="000db869" style:font-weight-asian="bold" style:font-weight-complex="bold"/>
    </style:style>
    <style:style style:name="P5" style:family="paragraph" style:parent-style-name="Standard">
      <style:text-properties fo:font-style="italic" fo:font-weight="bold" officeooo:rsid="000db869" officeooo:paragraph-rsid="000db869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normal" fo:font-weight="bold" officeooo:rsid="000db869" officeooo:paragraph-rsid="000db869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0e6105" officeooo:paragraph-rsid="000e6105" style:font-style-asian="normal" style:font-weight-asian="bold" style:font-style-complex="normal" style:font-weight-complex="bold"/>
    </style:style>
    <style:style style:name="T1" style:family="text">
      <style:text-properties style:font-name="Verdana"/>
    </style:style>
    <style:style style:name="T2" style:family="text">
      <style:text-properties style:font-name="Verdana" fo:font-weight="normal" style:font-weight-asian="normal" style:font-weight-complex="normal"/>
    </style:style>
    <style:style style:name="T3" style:family="text">
      <style:text-properties style:font-name="Verdana" fo:font-weight="normal" officeooo:rsid="000db869" style:font-weight-asian="normal" style:font-weight-complex="normal"/>
    </style:style>
    <style:style style:name="T4" style:family="text">
      <style:text-properties style:font-name="Verdana" fo:font-weight="bold" officeooo:rsid="000db86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uthentification</text:p>
      <text:p text:style-name="P2">Connexion</text:p>
      <text:p text:style-name="P2">Déconnexion</text:p>
      <text:p text:style-name="P2">Inscription</text:p>
      <text:p text:style-name="P1"><text:span text:style-name="T1">Désinscription</text:span><text:span text:style-name="T3">/Supprimer son profil</text:span></text:p>
      <text:p text:style-name="P4"><text:span text:style-name="T2">Voir son profil</text:span></text:p>
      <text:p text:style-name="P5"><text:span text:style-name="T2">Modifier son profil ?</text:span></text:p>
      <text:p text:style-name="P6"><text:span text:style-name="T2"/></text:p>
      <text:p text:style-name="P6"><text:span text:style-name="T1">Service</text:span></text:p>
      <text:p text:style-name="P6"><text:span text:style-name="T2">Prendre rendez-vous</text:span></text:p>
      <text:p text:style-name="P6"><text:span text:style-name="T2">Modifier rendez-vous</text:span></text:p>
      <text:p text:style-name="P6"><text:span text:style-name="T2">Supprimer rendez-vous</text:span></text:p>
      <text:p text:style-name="P7"><text:span text:style-name="T2">Faire une commande</text:span></text:p>
      <text:p text:style-name="P7"><text:span text:style-name="T2">Modifier une commande</text:span></text:p>
      <text:p text:style-name="P7"><text:span text:style-name="T2">Supprimer une commande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D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D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7T14:36:36.904000000</meta:creation-date>
    <dc:date>2020-12-17T15:58:43.735000000</dc:date>
    <meta:editing-duration>PT21M35S</meta:editing-duration>
    <meta:editing-cycles>1</meta:editing-cycles>
    <meta:document-statistic meta:table-count="0" meta:image-count="0" meta:object-count="0" meta:page-count="1" meta:paragraph-count="14" meta:word-count="30" meta:character-count="246" meta:non-whitespace-character-count="230"/>
    <meta:generator>LibreOffice/6.4.4.2$Windows_X86_64 LibreOffice_project/3d775be2011f3886db32dfd395a6a6d1ca2630ff</meta:generator>
  </office:meta>
</office:document-meta>
</file>